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417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264in"/>
    </style:style>
    <style:style style:name="co5" style:family="table-column">
      <style:table-column-properties fo:break-before="auto" style:column-width="1.2673in"/>
    </style:style>
    <style:style style:name="co6" style:family="table-column">
      <style:table-column-properties fo:break-before="auto" style:column-width="1.1646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152in"/>
    </style:style>
    <style:style style:name="co9" style:family="table-column">
      <style:table-column-properties fo:break-before="auto" style:column-width="0.9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0">
      <style:table-cell-properties fo:border="0.06pt solid #000000"/>
    </style:style>
    <style:style style:name="ce5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3" table:default-cell-style-name="Default"/>
        <table:table-column table:style-name="co5" table:default-cell-style-name="ce5"/>
        <table:table-column table:style-name="co6" table:default-cell-style-name="ce3"/>
        <table:table-column table:style-name="co3" table:default-cell-style-name="Default"/>
        <table:table-column table:style-name="co7" table:default-cell-style-name="ce5"/>
        <table:table-column table:style-name="co8" table:default-cell-style-name="ce3"/>
        <table:table-column table:style-name="co3" table:default-cell-style-name="Default"/>
        <table:table-column table:style-name="co9" table:default-cell-style-name="ce5"/>
        <table:table-column table:style-name="co4" table:default-cell-style-name="ce3"/>
        <table:table-row table:style-name="ro1">
          <table:table-cell table:style-name="ce1" office:value-type="string" calcext:value-type="string" table:number-columns-spanned="2" table:number-rows-spanned="1">
            <text:p>LAB 1 SENSORES TERMICOS</text:p>
          </table:table-cell>
          <table:covered-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METÁLICOS</text:p>
          </table:table-cell>
          <table:covered-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Cu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TERMISTOR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DIODO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LM335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1">
            <text:p>Termopar 1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esistencia (Ohm)</text:p>
          </table:table-cell>
          <table:table-cell office:value-type="string" calcext:value-type="string">
            <text:p>Temperatura (ºC)</text:p>
          </table:table-cell>
          <table:table-cell/>
          <table:table-cell office:value-type="string" calcext:value-type="string">
            <text:p>Resistencia (Ohm)</text:p>
          </table:table-cell>
          <table:table-cell office:value-type="string" calcext:value-type="string">
            <text:p>Temperatura (ºC)</text:p>
          </table:table-cell>
          <table:table-cell/>
          <table:table-cell table:style-name="ce3" office:value-type="string" calcext:value-type="string">
            <text:p>Voltaje (V)</text:p>
          </table:table-cell>
          <table:table-cell office:value-type="string" calcext:value-type="string">
            <text:p>Temperatura (ºC)</text:p>
          </table:table-cell>
          <table:table-cell/>
          <table:table-cell table:style-name="ce3" office:value-type="string" calcext:value-type="string">
            <text:p>Voltaje (V)</text:p>
          </table:table-cell>
          <table:table-cell office:value-type="string" calcext:value-type="string">
            <text:p>Temperatura (ºC)</text:p>
          </table:table-cell>
          <table:table-cell/>
          <table:table-cell table:style-name="ce3" office:value-type="string" calcext:value-type="string">
            <text:p>Voltaje (mV)</text:p>
          </table:table-cell>
          <table:table-cell office:value-type="string" calcext:value-type="string">
            <text:p>Temperatura (ºC)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83.1" calcext:value-type="float">
            <text:p>83.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24" calcext:value-type="float">
            <text:p>0.6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78" calcext:value-type="float">
            <text:p>2.78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.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3.9" calcext:value-type="float">
            <text:p>83.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0.623" calcext:value-type="float">
            <text:p>0.6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.78" calcext:value-type="float">
            <text:p>2.78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3" calcext:value-type="float">
            <text:p>0.3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.619" calcext:value-type="float">
            <text:p>0.6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.87" calcext:value-type="float">
            <text:p>2.8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2" calcext:value-type="float">
            <text:p>0.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0.616" calcext:value-type="float">
            <text:p>0.6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.89" calcext:value-type="float">
            <text:p>2.8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2" calcext:value-type="float">
            <text:p>0.2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9.4" calcext:value-type="float">
            <text:p>79.4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" office:value-type="float" office:value="0.613" calcext:value-type="float">
            <text:p>0.6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.9" calcext:value-type="float">
            <text:p>2.9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1" calcext:value-type="float">
            <text:p>0.1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3" office:value-type="float" office:value="0.611" calcext:value-type="float">
            <text:p>0.61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.92" calcext:value-type="float">
            <text:p>2.9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float" office:value="0.609" calcext:value-type="float">
            <text:p>0.60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.97" calcext:value-type="float">
            <text:p>2.97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2.1" calcext:value-type="float">
            <text:p>72.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3" office:value-type="float" office:value="0.606" calcext:value-type="float">
            <text:p>0.60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.1" calcext:value-type="float">
            <text:p>0.1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4" office:value-type="float" office:value="12" calcext:value-type="float">
            <text:p>12.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71.5" calcext:value-type="float">
            <text:p>71.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6" calcext:value-type="float">
            <text:p>0.6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.03" calcext:value-type="float">
            <text:p>3.03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.2" calcext:value-type="float">
            <text:p>0.2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3" office:value-type="float" office:value="0.595" calcext:value-type="float">
            <text:p>0.59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.07" calcext:value-type="float">
            <text:p>3.07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.3" calcext:value-type="float">
            <text:p>0.3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59" calcext:value-type="float">
            <text:p>0.59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.11" calcext:value-type="float">
            <text:p>3.1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0.4" calcext:value-type="float">
            <text:p>0.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4" office:value-type="float" office:value="70" calcext:value-type="float">
            <text:p>70.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.14" calcext:value-type="float">
            <text:p>3.14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.4" calcext:value-type="float">
            <text:p>0.4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.58" calcext:value-type="float">
            <text:p>0.58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.17" calcext:value-type="float">
            <text:p>3.1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5" calcext:value-type="float">
            <text:p>0.5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9.1" calcext:value-type="float">
            <text:p>69.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.576" calcext:value-type="float">
            <text:p>0.57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.23" calcext:value-type="float">
            <text:p>3.2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6" calcext:value-type="float">
            <text:p>0.6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4" office:value-type="float" office:value="13" calcext:value-type="float">
            <text:p>13.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4"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.572" calcext:value-type="float">
            <text:p>0.57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.26" calcext:value-type="float">
            <text:p>3.2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7" calcext:value-type="float">
            <text:p>0.7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.567" calcext:value-type="float">
            <text:p>0.56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.31" calcext:value-type="float">
            <text:p>3.3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8" calcext:value-type="float">
            <text:p>0.80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.34" calcext:value-type="float">
            <text:p>3.34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.9" calcext:value-type="float">
            <text:p>0.9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.556" calcext:value-type="float">
            <text:p>0.556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.39" calcext:value-type="float">
            <text:p>3.39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.547" calcext:value-type="float">
            <text:p>0.54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.44" calcext:value-type="float">
            <text:p>3.44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.1" calcext:value-type="float">
            <text:p>1.1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style-name="ce4" office:value-type="float" office:value="14" calcext:value-type="float">
            <text:p>14.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4" office:value-type="float" office:value="68" calcext:value-type="float">
            <text:p>68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536" calcext:value-type="float">
            <text:p>0.53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.49" calcext:value-type="float">
            <text:p>3.49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.2" calcext:value-type="float">
            <text:p>1.20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8.3" calcext:value-type="float">
            <text:p>68.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.527" calcext:value-type="float">
            <text:p>0.527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3.53" calcext:value-type="float">
            <text:p>3.5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.3" calcext:value-type="float">
            <text:p>1.3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3.56" calcext:value-type="float">
            <text:p>3.560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.8" calcext:value-type="float">
            <text:p>1.80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68.6" calcext:value-type="float">
            <text:p>68.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.509" calcext:value-type="float">
            <text:p>0.509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1.9" calcext:value-type="float">
            <text:p>1.9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0.512" calcext:value-type="float">
            <text:p>0.51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2.1" calcext:value-type="float">
            <text:p>2.1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0.492" calcext:value-type="float">
            <text:p>0.492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office:value-type="float" office:value="2.4" calcext:value-type="float">
            <text:p>2.40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float" office:value="0.482" calcext:value-type="float">
            <text:p>0.482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3"/>
          <table:table-cell table:number-columns-repeated="2"/>
          <table:table-cell office:value-type="float" office:value="2.6" calcext:value-type="float">
            <text:p>2.60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float" office:value="0.475" calcext:value-type="float">
            <text:p>0.47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/>
          <table:table-cell table:number-columns-repeated="2"/>
          <table:table-cell office:value-type="float" office:value="2.7" calcext:value-type="float">
            <text:p>2.7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float" office:value="0.465" calcext:value-type="float">
            <text:p>0.465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3"/>
          <table:table-cell table:number-columns-repeated="2"/>
          <table:table-cell office:value-type="float" office:value="2.7" calcext:value-type="float">
            <text:p>2.7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3" office:value-type="float" office:value="0.456" calcext:value-type="float">
            <text:p>0.456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0.45" calcext:value-type="float">
            <text:p>0.45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4:38:46.688291456</meta:creation-date>
    <dc:date>2016-02-05T17:06:55.270217142</dc:date>
    <meta:editing-duration>PT2H24M28S</meta:editing-duration>
    <meta:editing-cycles>70</meta:editing-cycles>
    <meta:generator>LibreOffice/4.2.8.2$Linux_X86_64 LibreOffice_project/420$Build-2</meta:generator>
    <meta:document-statistic meta:table-count="1" meta:cell-count="273" meta:object-count="0"/>
  </office:meta>
</office:document-meta>
</file>